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Roboto"/>
    </style:style>
    <style:style style:name="P2" style:family="paragraph" style:parent-style-name="Standard">
      <style:text-properties style:font-name="Roboto" fo:font-weight="bold" style:font-weight-asian="bold" style:font-weight-complex="bold"/>
    </style:style>
    <style:style style:name="P3" style:family="paragraph" style:parent-style-name="Standard">
      <style:text-properties style:font-name="Roboto"/>
    </style:style>
    <style:style style:name="T1" style:family="text">
      <style:text-properties style:font-name="Robo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usiksuche – Tags</text:p>
      <text:p text:style-name="P1"/>
      <text:p text:style-name="P1">klassik</text:p>
      <text:p text:style-name="P1">zeitgenossisch</text:p>
      <text:p text:style-name="P1">barock</text:p>
      <text:p text:style-name="P1">alte musik</text:p>
      <text:p text:style-name="P1">oper</text:p>
      <text:p text:style-name="P1">ballet</text:p>
      <text:p text:style-name="P1">orchester</text:p>
      <text:p text:style-name="P1">chor</text:p>
      <text:p text:style-name="P1">kantaten</text:p>
      <text:p text:style-name="P1">kirchenmusik</text:p>
      <text:p text:style-name="P1">kammermusik</text:p>
      <text:p text:style-name="P1">blues</text:p>
      <text:p text:style-name="P1">worldmusic</text:p>
      <text:p text:style-name="P1">rock</text:p>
      <text:p text:style-name="P1">pop</text:p>
      <text:p text:style-name="P1">songwriter</text:p>
      <text:p text:style-name="P1">jazz</text:p>
      <text:p text:style-name="P1">funk</text:p>
      <text:p text:style-name="P1">reggae</text:p>
      <text:p text:style-name="P1">techno</text:p>
      <text:p text:style-name="P1">punk</text:p>
      <text:p text:style-name="P1">irish</text:p>
      <text:p text:style-name="P1">blaskapelle</text:p>
      <text:p text:style-name="P1">schlager</text:p>
      <text:p text:style-name="P1">solist</text:p>
      <text:p text:style-name="P1">house</text:p>
      <text:p text:style-name="P1">party</text:p>
      <text:p text:style-name="P1">jam session</text:p>
      <text:p text:style-name="P1">gypsy swing</text:p>
      <text:p text:style-name="P1">dirigent</text:p>
      <text:p text:style-name="P1">komponist</text:p>
      <text:p text:style-name="P1">sänger</text:p>
      <text:p text:style-name="P1">hip hop</text:p>
      <text:p text:style-name="P1">urban</text:p>
      <text:p text:style-name="P1">{ für jeden Instrument? }</text:p>
      <text:p text:style-name="P1"/>
      <text:p text:style-name="P1"/>
      <text:p text:style-name="P2">Musikarbeiter</text:p>
      <text:p text:style-name="P1"/>
      <text:p text:style-name="P1">Luthier</text:p>
      <text:p text:style-name="P1">Instrumenterbauer</text:p>
      <text:p text:style-name="P1">Instrumentan - <text:s/>und verkauf<text:tab/><text:tab/></text:p>
      <text:p text:style-name="P1">Noten</text:p>
      <text:p text:style-name="P1">Kartenverkauf</text:p>
      <text:p text:style-name="P1">Veranstaltungsort</text:p>
      <text:p text:style-name="P1">Musikschule</text:p>
      <text:p text:style-name="P1">Veranstaltungstechnik</text:p>
      <text:p text:style-name="P1">Soundtechniker</text:p>
      <text:p text:style-name="P1">Aufnahmestudio</text:p>
      <text:p text:style-name="Standard"><text:soft-page-break/><text:span text:style-name="T1">Probenräume</text:span></text:p>
      <text:p text:style-name="Standard"><text:span text:style-name="T1">Produzen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29T15:43:24.89</meta:creation-date>
    <dc:date>2021-12-29T16:41:24.37</dc:date>
    <meta:editing-duration>PT56M57S</meta:editing-duration>
    <meta:editing-cycles>7</meta:editing-cycles>
    <meta:generator>OpenOffice/4.1.9$Win32 OpenOffice.org_project/419m1$Build-9805</meta:generator>
    <meta:document-statistic meta:table-count="0" meta:image-count="0" meta:object-count="0" meta:page-count="2" meta:paragraph-count="49" meta:word-count="62" meta:character-count="467"/>
  </office:meta>
</office:document-meta>
</file>